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03cm" svg:stroke-color="#000000" draw:marker-start-width="0.215cm" draw:marker-end-width="0.21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objectwithoutfill">
      <style:graphic-properties draw:stroke="dash" draw:stroke-dash="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01cm" fo:min-width="0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2.233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line-height="0.3cm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line-height="0.3cm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line-spacing="0cm" fo:text-align="start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style:line-spacing="0cm" fo:text-align="start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5cm" svg:height="0.25cm" svg:x="2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2.7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2.4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2.7cm" svg:y="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2.05cm 2.5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1.65cm 2.55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29cm" svg:height="0.851cm" svg:x="1.5cm" svg:y="1.25cm">
          <draw:text-box>
            <text:p text:style-name="P3"><text:span text:style-name="T1">4W</text:span><text:span text:style-name="T1"><text:line-break/></text:span><text:span text:style-name="T1">SPI</text:span></text:p>
          </draw:text-box>
        </draw:frame>
        <draw:custom-shape draw:style-name="gr3" draw:text-style-name="P1" draw:layer="layout" svg:width="0.45cm" svg:height="0.25cm" svg:x="2.4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2.7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1.7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45cm" svg:height="0.25cm" svg:x="3.8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4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3.8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3.9cm" svg:y="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3.45cm 2.5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3.05cm 2.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3.8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4.1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3.1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29cm" svg:height="0.6cm" svg:x="2.871cm" svg:y="1.4cm">
          <draw:text-box>
            <text:p text:style-name="P3"><text:span text:style-name="T1">I2C</text:span></text:p>
          </draw:text-box>
        </draw:frame>
        <draw:custom-shape draw:style-name="gr2" draw:text-style-name="P2" draw:layer="layout" svg:width="0.05cm" svg:height="0.05cm" svg:x="3.5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95cm" svg:y1="1.3cm" svg:x2="2.95cm" svg:y2="4.1cm">
          <text:p/>
        </draw:line>
        <draw:custom-shape draw:style-name="gr1" draw:text-style-name="P1" draw:layer="layout" svg:width="0.45cm" svg:height="0.25cm" svg:x="5.2cm" svg:y="1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3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5.2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5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4.85cm 2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4.45cm 2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5.2cm" svg:y="2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4.55cm" svg:y="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29cm" svg:height="0.851cm" svg:x="4.3cm" svg:y="1.299cm">
          <draw:text-box>
            <text:p text:style-name="P3"><text:span text:style-name="T1">3W</text:span><text:span text:style-name="T1"><text:line-break/></text:span><text:span text:style-name="T1">SPI</text:span></text:p>
          </draw:text-box>
        </draw:frame>
        <draw:line draw:style-name="gr5" draw:text-style-name="P5" draw:layer="layout" svg:x1="4.35cm" svg:y1="1.3cm" svg:x2="4.35cm" svg:y2="4.1cm">
          <text:p/>
        </draw:line>
        <draw:custom-shape draw:style-name="gr1" draw:text-style-name="P1" draw:layer="layout" svg:width="0.45cm" svg:height="0.25cm" svg:x="5.25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55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5.2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5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4.9cm 3.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4.5cm 3.95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279cm" svg:height="0.851cm" svg:x="4.221cm" svg:y="2.85cm">
          <draw:text-box>
            <text:p text:style-name="P3"><text:span text:style-name="T1">6800</text:span></text:p>
          </draw:text-box>
        </draw:frame>
        <draw:custom-shape draw:style-name="gr3" draw:text-style-name="P1" draw:layer="layout" svg:width="0.4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5.35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4.6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.55cm" svg:y1="2.7cm" svg:x2="5.7cm" svg:y2="2.7cm">
          <text:p/>
        </draw:line>
        <draw:custom-shape draw:style-name="gr1" draw:text-style-name="P1" draw:layer="layout" svg:width="0.45cm" svg:height="0.25cm" svg:x="3.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4.1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25cm" svg:x="3.8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3.9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3.45cm 3.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25cm" draw:transform="rotate (1.5707963267949) translate (3.05cm 3.95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5cm" svg:height="2.483cm" svg:x="1.4cm" svg:y="2.6cm">
          <draw:text-box>
            <text:p text:style-name="P6"><text:span text:style-name="T2">13 CLK/D0</text:span></text:p>
            <text:p text:style-name="P6"><text:span text:style-name="T2">11 Mosi/D1</text:span></text:p>
            <text:p text:style-name="P6"><text:span text:style-name="T2">10 CS</text:span></text:p>
            <text:p text:style-name="P6"><text:span text:style-name="T2">9 <text:s text:c="2"/>DC/A0</text:span></text:p>
            <text:p text:style-name="P6"><text:span text:style-name="T2">8 <text:s text:c="2"/>RST</text:span></text:p>
            <text:p text:style-name="P6"><text:span text:style-name="T2">7 <text:s text:c="2"/>RD/RW <text:s text:c="3"/>2..6 <text:s/>D2...D6 <text:s text:c="4"/>A4 D7</text:span></text:p>
          </draw:text-box>
        </draw:frame>
        <draw:custom-shape draw:style-name="gr3" draw:text-style-name="P1" draw:layer="layout" svg:width="0.45cm" svg:height="0.25cm" svg:x="3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05cm" svg:x="3.9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3.15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05cm" svg:x="3.55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279cm" svg:height="0.851cm" svg:x="2.8cm" svg:y="2.85cm">
          <draw:text-box>
            <text:p text:style-name="P3"><text:span text:style-name="T1">808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8:44:18.025618882</meta:creation-date>
    <dc:date>2015-12-06T20:00:34.312404878</dc:date>
    <meta:editing-duration>PT1H16M16S</meta:editing-duration>
    <meta:editing-cycles>4</meta:editing-cycles>
    <meta:generator>LibreOffice/4.4.2.2$Linux_X86_64 LibreOffice_project/40m0$Build-2</meta:generator>
    <meta:print-date>2015-12-06T19:22:31.929157954</meta:print-date>
    <meta:document-statistic meta:object-count="57"/>
  </office:meta>
</office:document-meta>
</file>